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-color="#ffffe0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fill-color="#f3ff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fill-color="#eeeeee" draw:textarea-vertical-align="top"/>
    </style:style>
    <style:style style:name="gr6" style:family="graphic" style:parent-style-name="objectwithoutfill">
      <style:graphic-properties svg:stroke-width="0.1cm" svg:stroke-color="#ffcc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Ultrafine_20_Dotted_20__28_var_29_"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99ff99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14.5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8.491cm"/>
    </style:style>
    <style:style style:name="gr12" style:family="graphic" style:parent-style-name="objectwithoutfill">
      <style:graphic-properties draw:stroke="dash" draw:stroke-dash="Ultrafine_20_Dotted_20__28_var_29_" svg:stroke-width="0.1cm" svg:stroke-color="#ffcc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margin-left="0cm" fo:margin-right="0.043cm" fo:text-indent="0cm"/>
    </style:style>
    <style:style style:name="P8" style:family="paragraph">
      <style:paragraph-properties fo:margin-left="0cm" fo:margin-right="0.043cm" fo:text-indent="0cm"/>
      <style:text-properties fo:font-size="12pt" style:font-size-asian="12pt" style:font-size-complex="12pt"/>
    </style:style>
    <style:style style:name="T1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6666ff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ffd320" fo:font-size="10pt" style:font-size-asian="10pt" style:font-size-complex="10pt"/>
    </style:style>
    <style:style style:name="T9" style:family="text">
      <style:text-properties fo:color="#ffcc00" fo:font-size="10pt" style:font-size-asian="10pt" style:font-size-complex="10pt"/>
    </style:style>
    <style:style style:name="T10" style:family="text">
      <style:text-properties fo:color="#ffcc00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6666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family="Arial" style:font-style-name="Regular" style:font-family-generic="swiss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style:style style:name="T14" style:family="text">
      <style:text-properties fo:font-family="Arial" style:font-family-generic="roman" style:font-pitch="variable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6cm" svg:height="5.344cm" svg:x="12.295cm" svg:y="6.698cm">
          <text:p text:style-name="P1"><text:span text:style-name="T1">USER INSTALL Selenium drivers</text:span></text:p>
          <text:p text:style-name="P1"><text:span text:style-name="T1"/></text:p>
          <text:p text:style-name="P1"><text:span text:style-name="T2">WebDriverManager.chromedriver.setup()</text:span><text:span text:style-name="T3">;</text:span></text:p>
          <text:p text:style-name="P1"><text:span text:style-name="T4"/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2.491cm" svg:height="2.257cm" svg:x="1.811cm" svg:y="13.863cm">
          <text:p text:style-name="P2"><text:span text:style-name="T5">JSCover</text:span></text:p>
          <text:p text:style-name="P2"><text:span text:style-name="T5">direc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2.491cm" svg:height="2.257cm" svg:x="13.161cm" svg:y="14.016cm">
          <text:p text:style-name="P2"><text:span text:style-name="T5">WebDriver</text:span></text:p>
          <text:p text:style-name="P2"><text:span text:style-name="T5">direc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9.046cm" svg:height="12.028cm" svg:x="1.124cm" svg:y="1.477cm">
          <text:p text:style-name="P2"><text:span text:style-name="T6">IDE or test dev environm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32.624288894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5" draw:text-style-name="P3" draw:layer="layout" svg:width="7.842cm" svg:height="10.365cm" svg:x="1.453cm" svg:y="2.82cm">
          <text:p text:style-name="P2"><text:span text:style-name="T5">Project</text:span></text:p>
        </draw:rect>
        <draw:custom-shape draw:style-name="gr1" draw:text-style-name="P3" draw:layer="layout" svg:width="7.463cm" svg:height="3.666cm" svg:x="1.634cm" svg:y="3.854cm">
          <text:p text:style-name="P5"><text:span text:style-name="T5">@Test setup(suite)</text:span></text:p>
          <text:p text:style-name="P5"><text:span text:style-name="T7">Setup/install selenium drivers</text:span></text:p>
          <text:p text:style-name="P5"><text:span text:style-name="T5"/></text:p>
          <text:p text:style-name="P5"><text:span text:style-name="T5">new JscovTestUtil(portNo, repDir,. </text:span></text:p>
          <text:p text:style-name="P5"><text:span text:style-name="T5"><text:s text:c="8"/></text:span><text:span text:style-name="T8"><text:s/></text:span><text:span text:style-name="T9"><text:s/></text:span><text:span text:style-name="T10"><text:s/></text:span><text:span text:style-name="T10">externalJscoverDir</text:span><text:span text:style-name="T5">)</text:span></text:p>
          <text:p text:style-name="P5"><text:span text:style-name="T5"/></text:p>
          <text:p text:style-name="P5"><text:span text:style-name="T5">startProxyServer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3" draw:layer="layout" svg:width="4.02cm" svg:height="1.25cm" svg:x="1.569cm" svg:y="11.55cm">
          <text:p text:style-name="P5"><text:span text:style-name="T5">@Test teardown (suite)</text:span></text:p>
          <text:p text:style-name="P5"><text:span text:style-name="T5">stopProxyServer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3" draw:layer="layout" svg:width="6.065cm" svg:height="3.008cm" svg:x="1.556cm" svg:y="7.977cm">
          <text:p text:style-name="P5"><text:span text:style-name="T5">@Test (test-cases)</text:span></text:p>
          <text:p text:style-name="P5"><text:span text:style-name="T5"/></text:p>
          <text:p text:style-name="P5"><text:span text:style-name="T5">webDriverForJSCoverProxy(..)</text:span></text:p>
          <draw:enhanced-geometry svg:viewBox="0 0 21600 21600" draw:mirror-horizontal="tru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olyline draw:style-name="gr6" draw:text-style-name="P3" draw:layer="layout" svg:width="1.398cm" svg:height="9.073cm" svg:x="0.489cm" svg:y="5.742cm" svg:viewBox="0 0 1399 9074" draw:points="1159,9074 0,9074 0,0 1399,0">
          <text:p/>
        </draw:polyline>
        <draw:custom-shape draw:style-name="gr1" draw:text-style-name="P3" draw:layer="layout" svg:width="7.463cm" svg:height="3.666cm" svg:x="11.46cm" svg:y="2.191cm">
          <text:p text:style-name="P5"><text:span text:style-name="T5">@Test setup(suite)</text:span></text:p>
          <text:p text:style-name="P5"><text:span text:style-name="T7">Setup/install selenium drivers</text:span></text:p>
          <text:p text:style-name="P5"><text:span text:style-name="T4">USER INSTALL Selenium drivers</text:span></text:p>
          <text:p text:style-name="P5"><text:span text:style-name="T5"/></text:p>
          <text:p text:style-name="P5"><text:span text:style-name="T5">new JscovTestUtil(portNo, repDir,. </text:span></text:p>
          <text:p text:style-name="P5"><text:span text:style-name="T5"><text:s text:c="11"/></text:span><text:span text:style-name="T10"><text:s/></text:span><text:span text:style-name="T10">externalJscoverDir</text:span><text:span text:style-name="T5">)</text:span></text:p>
          <text:p text:style-name="P5"><text:span text:style-name="T5"/></text:p>
          <text:p text:style-name="P5"><text:span text:style-name="T5">startProxyServer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5.962cm" svg:height="5.344cm" svg:x="11.543cm" svg:y="8.248cm">
          <text:p text:style-name="P2"><text:span text:style-name="T1">USER INSTALL Selenium drivers</text:span></text:p>
          <text:p text:style-name="P2"><text:span text:style-name="T1"/></text:p>
          <text:p text:style-name="P2"><text:span text:style-name="T4">System.setProperty(driver.key,</text:span></text:p>
          <text:p text:style-name="P2"><text:span text:style-name="T11">driver.location</text:span><text:span text:style-name="T4">);</text:span></text:p>
          <text:p text:style-name="P2"><text:span text:style-name="T4"/></text:p>
          <text:p text:style-name="P2"><text:span text:style-name="T4">System.setProperty(driver.key,</text:span></text:p>
          <text:p text:style-name="P2"><text:span text:style-name="T11">driver.location</text:span><text:span text:style-name="T4">);</text:span></text:p>
          <text:p text:style-name="P2"><text:span text:style-name="T4"/></text:p>
          <text:p text:style-name="P2"><text:span text:style-name="T4">System.setProperty(driver.key,</text:span></text:p>
          <text:p text:style-name="P2"><text:span text:style-name="T11">driver.location</text:span><text:span text:style-name="T4">);</text:span></text:p>
          <text:p text:style-name="P2"><text:span text:style-name="T4"/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line draw:style-name="gr7" draw:text-style-name="P3" draw:layer="layout" svg:width="2.937cm" svg:height="2.616cm" svg:x="15.841cm" svg:y="12.193cm" svg:viewBox="0 0 2938 2617" draw:points="0,2595 2938,2617 2938,0 129,0">
          <text:p/>
        </draw:polyline>
        <draw:polyline draw:style-name="gr7" draw:text-style-name="P3" draw:layer="layout" svg:width="3.476cm" svg:height="4.372cm" svg:x="15.821cm" svg:y="10.925cm" svg:viewBox="0 0 3477 4373" draw:points="0,4373 3477,4373 3477,0 127,8">
          <text:p/>
        </draw:polyline>
        <draw:polyline draw:style-name="gr7" draw:text-style-name="P3" draw:layer="layout" svg:width="4.154cm" svg:height="6.035cm" svg:x="15.799cm" svg:y="9.7cm" svg:viewBox="0 0 4155 6036" draw:points="0,6036 4155,6036 4155,0 194,13">
          <text:p/>
        </draw:polyline>
        <draw:polyline draw:style-name="gr8" draw:text-style-name="P3" draw:layer="layout" svg:width="0.64cm" svg:height="5.739cm" svg:x="11.046cm" svg:y="2.867cm" svg:viewBox="0 0 641 5740" draw:points="588,0 0,376 29,5174 641,5740">
          <text:p/>
        </draw:polyline>
        <draw:frame draw:style-name="gr9" draw:text-style-name="P6" draw:layer="layout" svg:width="3.922cm" svg:height="0.569cm" svg:x="6.058cm" svg:y="15.621cm">
          <draw:text-box>
            <text:p><text:span text:style-name="T12">Copyright </text:span><text:span text:style-name="T13">©</text:span><text:span text:style-name="T14"> </text:span><text:span text:style-name="T12">2019 dbradley.</text:span></text:p>
          </draw:text-box>
        </draw:frame>
        <draw:frame draw:style-name="gr10" draw:text-style-name="P8" draw:layer="layout" svg:width="15.015cm" svg:height="1.148cm" svg:x="1.505cm" svg:y="0.531cm">
          <draw:text-box>
            <text:p text:style-name="P7"><text:span text:style-name="T6">Using external JSCover directory</text:span></text:p>
          </draw:text-box>
        </draw:frame>
        <draw:frame draw:style-name="gr11" draw:text-style-name="P8" draw:layer="layout" svg:width="8.991cm" svg:height="0.759cm" svg:x="11.111cm" svg:y="1.393cm">
          <draw:text-box>
            <text:p text:style-name="P7"><text:span text:style-name="T6">User install WebDrivers using user's code</text:span></text:p>
          </draw:text-box>
        </draw:frame>
        <draw:polyline draw:style-name="gr12" draw:text-style-name="P2" draw:layer="layout" svg:width="7.95cm" svg:height="10.254cm" svg:x="4.529cm" svg:y="4.512cm" svg:viewBox="0 0 7951 10255" draw:points="0,10255 6255,10255 6209,24 7951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1cm" fo:page-height="16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30T05:28:19.59</meta:creation-date>
    <dc:date>2019-02-21T17:34:46.86</dc:date>
    <meta:editing-duration>PT10H32M8S</meta:editing-duration>
    <meta:editing-cycles>73</meta:editing-cycles>
    <meta:generator>OpenOffice/4.1.3$Win32 OpenOffice.org_project/413m1$Build-9783</meta:generator>
    <meta:document-statistic meta:object-count="19"/>
  </office:meta>
</office:document-meta>
</file>